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70000029646CFE9B9553552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4425in" draw:z-index="0"><draw:image xlink:href="Pictures/10000201000005070000029646CFE9B95535520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00:24:12.744510166</meta:creation-date>
    <dc:date>2020-11-18T00:25:22.470118436</dc:date>
    <meta:editing-duration>PT1M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